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 fo:line-height="100%"/>
      <style:text-properties style:font-name="Segoe UI" style:font-name-complex="Segoe UI" fo:font-weight="bold" style:font-weight-asian="bold" style:font-weight-complex="bold" fo:font-size="36pt" style:font-size-asian="36pt" style:font-size-complex="36pt" fo:language="es" fo:country="ES"/>
    </style:style>
    <style:style style:name="P2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3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4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5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6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7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8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9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0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1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2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3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4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5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6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7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P18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P19" style:parent-style-name="Normal" style:family="paragraph">
      <style:paragraph-properties fo:line-height="100%"/>
    </style:style>
    <style:style style:name="T20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1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P22" style:parent-style-name="Normal" style:family="paragraph">
      <style:paragraph-properties fo:line-height="100%"/>
    </style:style>
    <style:style style:name="T23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4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P25" style:parent-style-name="Normal" style:family="paragraph">
      <style:paragraph-properties fo:line-height="100%"/>
    </style:style>
    <style:style style:name="T26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7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T28" style:parent-style-name="DefaultParagraphFont" style:family="text">
      <style:text-properties fo:language="es" fo:country="ES"/>
    </style:style>
    <style:style style:name="P2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0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T31" style:parent-style-name="DefaultParagraphFont" style:family="text">
      <style:text-properties fo:language="es" fo:country="ES"/>
    </style:style>
    <style:style style:name="T32" style:parent-style-name="DefaultParagraphFont" style:family="text">
      <style:text-properties fo:language="es" fo:country="ES"/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4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T35" style:parent-style-name="DefaultParagraphFont" style:family="text">
      <style:text-properties fo:language="es" fo:country="ES"/>
    </style:style>
    <style:style style:name="T36" style:parent-style-name="DefaultParagraphFont" style:family="text">
      <style:text-properties fo:language="es" fo:country="ES"/>
    </style:style>
    <style:style style:name="P37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8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T39" style:parent-style-name="DefaultParagraphFont" style:family="text">
      <style:text-properties fo:language="es" fo:country="ES"/>
    </style:style>
    <style:style style:name="T40" style:parent-style-name="DefaultParagraphFont" style:family="text">
      <style:text-properties fo:language="es" fo:country="ES"/>
    </style:style>
    <style:style style:name="P4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42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T43" style:parent-style-name="DefaultParagraphFont" style:family="text">
      <style:text-properties fo:language="es" fo:country="ES"/>
    </style:style>
    <style:style style:name="T44" style:parent-style-name="DefaultParagraphFont" style:family="text">
      <style:text-properties fo:language="es" fo:country="ES"/>
    </style:style>
    <style:style style:name="P45" style:parent-style-name="Normal" style:family="paragraph">
      <style:paragraph-properties fo:line-height="100%"/>
      <style:text-properties fo:language="es" fo:country="ES"/>
    </style:style>
    <style:style style:name="P46" style:parent-style-name="Normal" style:family="paragraph">
      <style:paragraph-properties fo:line-height="100%"/>
      <style:text-properties style:font-name="Segoe UI" style:font-name-complex="Segoe UI" fo:color="#767171" fo:font-size="12pt" style:font-size-asian="12pt" style:font-size-complex="12pt" fo:language="es" fo:country="ES"/>
    </style:style>
    <style:style style:name="P47" style:parent-style-name="Title" style:family="paragraph">
      <style:text-properties fo:language="es" fo:country="ES"/>
    </style:style>
    <style:style style:name="P48" style:parent-style-name="Title" style:family="paragraph">
      <style:text-properties fo:language="es" fo:country="ES"/>
    </style:style>
    <style:style style:name="P49" style:parent-style-name="Title" style:family="paragraph">
      <style:text-properties fo:language="es" fo:country="ES"/>
    </style:style>
    <style:style style:name="P50" style:parent-style-name="Title" style:family="paragraph">
      <style:text-properties fo:language="es" fo:country="ES"/>
    </style:style>
    <style:style style:name="P51" style:parent-style-name="Title" style:family="paragraph">
      <style:text-properties fo:language="es" fo:country="ES"/>
    </style:style>
    <style:style style:name="P52" style:parent-style-name="Title" style:family="paragraph">
      <style:text-properties fo:language="es" fo:country="ES"/>
    </style:style>
    <style:style style:name="P53" style:parent-style-name="Title" style:family="paragraph">
      <style:text-properties fo:language="es" fo:country="ES"/>
    </style:style>
    <style:style style:name="P54" style:parent-style-name="Title" style:family="paragraph">
      <style:text-properties fo:language="es" fo:country="ES"/>
    </style:style>
    <style:style style:name="P55" style:parent-style-name="Title" style:family="paragraph">
      <style:text-properties fo:language="es" fo:country="ES"/>
    </style:style>
    <style:style style:name="P56" style:parent-style-name="Title" style:family="paragraph">
      <style:text-properties fo:language="es" fo:country="ES"/>
    </style:style>
    <style:style style:name="P57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58" style:parent-style-name="Normal" style:family="paragraph">
      <style:text-properties fo:language="es" fo:country="ES"/>
    </style:style>
    <style:style style:name="P59" style:parent-style-name="Normal" style:family="paragraph">
      <style:text-properties fo:language="es" fo:country="ES"/>
    </style:style>
    <style:style style:name="P60" style:parent-style-name="Normal" style:family="paragraph">
      <style:text-properties fo:language="es" fo:country="ES"/>
    </style:style>
    <style:style style:name="P61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62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63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64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65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66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67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68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69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70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71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72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</office:automatic-styles>
  <office:body>
    <office:text text:use-soft-page-breaks="true">
      <text:p text:style-name="P1">EJERCICIO II</text:p>
      <text:p text:style-name="P2">MODELO PARA RED DE AGENCIAS</text:p>
      <text:p text:style-name="P3">FRANQUICIADAS DE UNA IMMOBILIARIA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Auto:<text:s/></text:span><text:span text:style-name="T21">Hugo Pelayo</text:span></text:p>
      <text:p text:style-name="P22"><text:span text:style-name="T23">Fecha:<text:s/></text:span><text:span text:style-name="T24">11/11/2022</text:span></text:p>
      <text:p text:style-name="P25"><text:span text:style-name="T26">Materia:<text:s/></text:span><text:span text:style-name="T27">Base de Datos</text:span></text:p>
      <text:p text:style-name="Title"><text:span text:style-name="T28">Índice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9"><text:a xlink:href="#_Toc119039365" office:target-frame-name="_top" xlink:show="replace"><text:span text:style-name="T30">Modelo entidad-relación</text:span><text:span text:style-name="T31"><text:tab/></text:span><text:span text:style-name="T32">2</text:span></text:a></text:p>
          <text:p text:style-name="P33"><text:a xlink:href="#_Toc119039366" office:target-frame-name="_top" xlink:show="replace"><text:span text:style-name="T34">Transformación a tablas</text:span><text:span text:style-name="T35"><text:tab/></text:span><text:span text:style-name="T36">3</text:span></text:a></text:p>
          <text:p text:style-name="P37"><text:a xlink:href="#_Toc119039367" office:target-frame-name="_top" xlink:show="replace"><text:span text:style-name="T38">Normalización</text:span><text:span text:style-name="T39"><text:tab/></text:span><text:span text:style-name="T40">3</text:span></text:a></text:p>
          <text:p text:style-name="P41"><text:a xlink:href="#_Toc119039368" office:target-frame-name="_top" xlink:show="replace"><text:span text:style-name="T42">Construcción del grafo relacional</text:span><text:span text:style-name="T43"><text:tab/></text:span><text:span text:style-name="T44">3</text:span></text:a></text:p>
        </text:index-body>
      </text:table-of-content>
      <text:p text:style-name="Normal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h text:style-name="P57" text:outline-level="1"><text:bookmark-start text:name="_Toc119038997"/></text:h>
      <text:p text:style-name="P58"/>
      <text:p text:style-name="P59"/>
      <text:p text:style-name="P60"/>
      <text:h text:style-name="P61" text:outline-level="1"><text:bookmark-start text:name="_Toc119039365"/><text:soft-page-break/>Modelo entidad-relación<text:bookmark-end text:name="_Toc119038997"/><text:bookmark-end text:name="_Toc119039365"/></text:h>
      <text:p text:style-name="P62"/>
      <text:p text:style-name="P63"/>
      <text:h text:style-name="P64" text:outline-level="1"><text:bookmark-start text:name="_Toc119038998"/><text:bookmark-start text:name="_Toc119039366"/>Transformación a tablas<text:bookmark-end text:name="_Toc119038998"/><text:bookmark-end text:name="_Toc119039366"/></text:h>
      <text:p text:style-name="P65"/>
      <text:p text:style-name="P66"/>
      <text:h text:style-name="P67" text:outline-level="1"><text:bookmark-start text:name="_Toc119038999"/><text:bookmark-start text:name="_Toc119039367"/>Normalización<text:bookmark-end text:name="_Toc119038999"/><text:bookmark-end text:name="_Toc119039367"/></text:h>
      <text:p text:style-name="P68"/>
      <text:p text:style-name="P69"/>
      <text:h text:style-name="P70" text:outline-level="1"><text:bookmark-start text:name="_Toc119039000"/><text:bookmark-start text:name="_Toc119039368"/>Construcción del grafo relacional<text:bookmark-end text:name="_Toc119039000"/><text:bookmark-end text:name="_Toc119039368"/></text:h>
      <text:p text:style-name="P71"/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paragraph-properties fo:line-height="105%"/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netti Javier</meta:initial-creator>
    <dc:creator>Zanetti Javier</dc:creator>
    <meta:creation-date>2022-11-09T12:57:00Z</meta:creation-date>
    <dc:date>2022-11-11T05:09:00Z</dc:date>
    <meta:template xlink:href="Normal" xlink:type="simple"/>
    <meta:editing-cycles>10</meta:editing-cycles>
    <meta:editing-duration>PT480S</meta:editing-duration>
    <meta:document-statistic meta:page-count="3" meta:paragraph-count="1" meta:word-count="99" meta:character-count="664" meta:row-count="4" meta:non-whitespace-character-count="566"/>
  </office:meta>
</office:document-meta>
</file>